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047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0.7291in"/>
    </style:style>
    <style:style style:name="co4" style:family="table-column">
      <style:table-column-properties fo:break-before="auto" style:column-width="4.75in"/>
    </style:style>
    <style:style style:name="co5" style:family="table-column">
      <style:table-column-properties fo:break-before="auto" style:column-width="4.353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" office:value-type="string" calcext:value-type="string">
            <text:p>Referenc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1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table:style-name="ce1" table:number-columns-repeated="16380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 Ta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For regulato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u Tant (ESR Range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For regulator; 33mO to 2.2O!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5,C7,C8,C9,C11,C19,C20</text:p>
          </table:table-cell>
          <table:table-cell office:value-type="string" calcext:value-type="string">
            <text:p>47u Tant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3,C26</text:p>
          </table:table-cell>
          <table:table-cell office:value-type="string" calcext:value-type="string">
            <text:p>22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4,C27</text:p>
          </table:table-cell>
          <table:table-cell office:value-type="string" calcext:value-type="string">
            <text:p>10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6,C18,C21</text:p>
          </table:table-cell>
          <table:table-cell office:value-type="string" calcext:value-type="string">
            <text:p>0.1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47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THT:CP_Radial_D5.0mm_P2.50mm</text:p>
          </table:table-cell>
          <table:table-cell office:value-type="string" calcext:value-type="string">
            <text:p>Optional DC block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pacitor_SMD:C_0805_2012Metric_Pad1.18x1.45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D1,D3,D4</text:p>
          </table:table-cell>
          <table:table-cell office:value-type="string" calcext:value-type="string">
            <text:p>LED (B1701USD-20D000114U1930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_SMD:LED_0805_2012Metric_Pad1.15x1.40mm_HandSolder</text:p>
          </table:table-cell>
          <table:table-cell office:value-type="string" calcext:value-type="string">
            <text:p>https://www.digikey.com/en/products/detail/harvatek-corporation/B1701USD-20D000114U1930/16671746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BAT54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1x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7_P2.54mm_Vertic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5-12V Supp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Conn_01x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ector_PinHeader_2.54mm:PinHeader_1x20_P2.54mm_Vertic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DMG2305UX-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3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,R15</text:p>
          </table:table-cell>
          <table:table-cell office:value-type="string" calcext:value-type="string">
            <text:p>1.5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2,R16</text:p>
          </table:table-cell>
          <table:table-cell office:value-type="string" calcext:value-type="string">
            <text:p>2.7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3,R18,R19,R23</text:p>
          </table:table-cell>
          <table:table-cell office:value-type="string" calcext:value-type="string">
            <text:p>0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1206</text:p>
          </table:table-cell>
          <table:table-cell office:value-type="string" calcext:value-type="string">
            <text:p>Being used as a cross-over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57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5,R6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V1,RV2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t Bournes 3362P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200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</text:p>
          </table:table-cell>
          <table:table-cell office:value-type="string" calcext:value-type="string">
            <text:p>Needs to be easy to change/remov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0,R11</text:p>
          </table:table-cell>
          <table:table-cell office:value-type="string" calcext:value-type="string">
            <text:p>270k 1%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Voltage divider, need 1%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12,R13</text:p>
          </table:table-cell>
          <table:table-cell office:value-type="string" calcext:value-type="string">
            <text:p>2.2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17,R20,R22</text:p>
          </table:table-cell>
          <table:table-cell office:value-type="string" calcext:value-type="string">
            <text:p>220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47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SMD:R_0805_2012Metric_Pad1.20x1.40mm_HandSold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sistor_THT:R_Axial_DIN0309_L9.0mm_D3.2mm_P2.54mm_Vertical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Pico 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uce-footprints:RPi_PicoW_SMD_TH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1,T2</text:p>
          </table:table-cell>
          <table:table-cell office:value-type="string" calcext:value-type="string">
            <text:p>Transformer_1P_1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uce-footprints:CheapAudioTransformer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V324 (Actually LTV916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SO:TSSOP-14_4.4x5mm_P0.65m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2,U5</text:p>
          </table:table-cell>
          <table:table-cell office:value-type="string" calcext:value-type="string">
            <text:p>LTV-356T Optocoupl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age_SO:SO-4_4.4x3.6mm_P2.54mm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NCP1117-3.3_SOT223 Regula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23-3_TabPin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MCP4725xxx-xCH DA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-6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LM4040DBZ-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age_TO_SOT_SMD:SOT-23</text:p>
          </table:table-cell>
          <table:table-cell table:number-columns-repeated="1638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style:scale-to-X="1" style:scale-to-Y="1"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4-02T09:17:29.301000000</dc:date>
    <meta:editing-duration>PT54M52S</meta:editing-duration>
    <meta:editing-cycles>5</meta:editing-cycles>
    <meta:generator>LibreOffice/24.2.2.2$Windows_X86_64 LibreOffice_project/d56cc158d8a96260b836f100ef4b4ef25d6f1a01</meta:generator>
    <meta:print-date>2024-04-02T09:29:00.761000000</meta:print-date>
    <meta:document-statistic meta:table-count="1" meta:cell-count="164" meta:object-count="0"/>
  </office:meta>
</office:document-meta>
</file>